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font-size="12pt" style:font-size-asian="12pt" style:font-size-complex="12pt" fo:language="en" fo:country="GB"/>
    </style:style>
    <style:style style:name="T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 style:parent-style-name="DefaultParagraphFont" style:family="text">
      <style:text-properties style:font-name="Liberation Serif" style:font-name-complex="Liberation Serif" fo:font-size="12pt" style:font-size-asian="12pt" style:font-size-complex="12pt" fo:language="en" fo:country="GB"/>
    </style:style>
    <style:style style:name="T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9" style:parent-style-name="DefaultParagraphFont" style:family="text">
      <style:text-properties style:font-name="Liberation Serif" style:font-name-complex="Liberation Serif" fo:font-size="12pt" style:font-size-asian="12pt" style:font-size-complex="12pt" fo:language="en" fo:country="GB"/>
    </style:style>
    <style:style style:name="T1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1" style:parent-style-name="DefaultParagraphFont" style:family="text">
      <style:text-properties style:font-name="Liberation Serif" style:font-name-complex="Liberation Serif" fo:font-size="12pt" style:font-size-asian="12pt" style:font-size-complex="12pt" fo:language="en" fo:country="GB"/>
    </style:style>
    <style:style style:name="T1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3" style:parent-style-name="DefaultParagraphFont" style:family="text">
      <style:text-properties style:font-name="Liberation Serif" style:font-name-complex="Liberation Serif" fo:font-size="12pt" style:font-size-asian="12pt" style:font-size-complex="12pt" fo:language="en" fo:country="GB"/>
    </style:style>
    <style:style style:name="T1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5" style:parent-style-name="DefaultParagraphFont" style:family="text">
      <style:text-properties style:font-name="Liberation Serif" style:font-name-complex="Liberation Serif" fo:font-size="12pt" style:font-size-asian="12pt" style:font-size-complex="12pt" fo:language="en" fo:country="GB"/>
    </style:style>
    <style:style style:name="T1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7" style:parent-style-name="DefaultParagraphFont" style:family="text">
      <style:text-properties style:font-name="Liberation Serif" style:font-name-complex="Liberation Serif" fo:font-size="12pt" style:font-size-asian="12pt" style:font-size-complex="12pt" fo:language="en" fo:country="GB"/>
    </style:style>
    <style:style style:name="T1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19" style:parent-style-name="DefaultParagraphFont" style:family="text">
      <style:text-properties style:font-name="Liberation Serif" style:font-name-complex="Liberation Serif" fo:font-size="12pt" style:font-size-asian="12pt" style:font-size-complex="12pt" fo:language="en" fo:country="GB"/>
    </style:style>
    <style:style style:name="T20"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1" style:parent-style-name="DefaultParagraphFont" style:family="text">
      <style:text-properties style:font-name="Liberation Serif" style:font-name-complex="Liberation Serif" fo:font-size="12pt" style:font-size-asian="12pt" style:font-size-complex="12pt" fo:language="en" fo:country="GB"/>
    </style:style>
    <style:style style:name="T2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3" style:parent-style-name="DefaultParagraphFont" style:family="text">
      <style:text-properties style:font-name="Liberation Serif" style:font-name-complex="Liberation Serif" fo:font-size="12pt" style:font-size-asian="12pt" style:font-size-complex="12pt" fo:language="en" fo:country="GB"/>
    </style:style>
    <style:style style:name="T24"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5" style:parent-style-name="DefaultParagraphFont" style:family="text">
      <style:text-properties style:font-name="Liberation Serif" style:font-name-complex="Liberation Serif" fo:font-size="12pt" style:font-size-asian="12pt" style:font-size-complex="12pt" fo:language="en" fo:country="GB"/>
    </style:style>
    <style:style style:name="T26"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27" style:parent-style-name="DefaultParagraphFont" style:family="text">
      <style:text-properties style:font-name="Liberation Serif" style:font-name-complex="Liberation Serif" fo:font-size="12pt" style:font-size-asian="12pt" style:font-size-complex="12pt" fo:language="en" fo:country="GB"/>
    </style:style>
    <style:style style:name="P28" style:parent-style-name="Normal" style:family="paragraph">
      <style:paragraph-properties fo:text-align="justify"/>
      <style:text-properties style:font-name="Liberation Serif" style:font-name-complex="Liberation Serif" fo:language="en" fo:country="GB"/>
    </style:style>
    <style:style style:name="P29" style:parent-style-name="Normal" style:family="paragraph">
      <style:paragraph-properties fo:text-align="justify"/>
    </style:style>
    <style:style style:name="T30" style:parent-style-name="DefaultParagraphFont" style:family="text">
      <style:text-properties style:font-name="Liberation Serif" style:font-name-complex="Liberation Serif" fo:font-weight="bold" style:font-weight-asian="bold" style:font-weight-complex="bold" fo:font-size="14pt" style:font-size-asian="14pt" style:font-size-complex="14pt"/>
    </style:style>
    <style:style style:name="P31"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2"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3"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4"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5"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6"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7"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8"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39"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0" style:parent-style-name="ListParagraph" style:list-style-name="LFO1" style:family="paragraph">
      <style:text-properties style:font-name="Liberation Serif" style:font-name-complex="Liberation Serif" fo:font-size="12pt" style:font-size-asian="12pt" style:font-size-complex="12pt" fo:language="en" fo:country="GB"/>
    </style:style>
    <style:style style:name="P41" style:parent-style-name="Normal" style:family="paragraph">
      <style:text-properties style:font-name="Liberation Serif" style:font-name-complex="Liberation Serif" fo:language="en" fo:country="GB"/>
    </style:style>
    <style:style style:name="P42"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size="12pt" style:font-size-asian="12pt" style:font-size-complex="12pt" fo:language="en" fo:country="GB"/>
    </style:style>
    <style:style style:name="T4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6" style:parent-style-name="DefaultParagraphFont" style:family="text">
      <style:text-properties style:font-name="Liberation Serif" style:font-name-complex="Liberation Serif" fo:font-size="12pt" style:font-size-asian="12pt" style:font-size-complex="12pt" fo:language="en" fo:country="GB"/>
    </style:style>
    <style:style style:name="T4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48" style:parent-style-name="DefaultParagraphFont" style:family="text">
      <style:text-properties style:font-name="Liberation Serif" style:font-name-complex="Liberation Serif" fo:font-size="12pt" style:font-size-asian="12pt" style:font-size-complex="12pt"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size="12pt" style:font-size-asian="12pt" style:font-size-complex="12pt" fo:language="en" fo:country="GB"/>
    </style:style>
    <style:style style:name="T5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2" style:parent-style-name="DefaultParagraphFont" style:family="text">
      <style:text-properties style:font-name="Liberation Serif" style:font-name-complex="Liberation Serif" fo:font-size="12pt" style:font-size-asian="12pt" style:font-size-complex="12pt" fo:language="en" fo:country="GB"/>
    </style:style>
    <style:style style:name="T5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4" style:parent-style-name="DefaultParagraphFont" style:family="text">
      <style:text-properties style:font-name="Liberation Serif" style:font-name-complex="Liberation Serif" fo:font-size="12pt" style:font-size-asian="12pt" style:font-size-complex="12pt" fo:language="en" fo:country="GB"/>
    </style:style>
    <style:style style:name="T5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6" style:parent-style-name="DefaultParagraphFont" style:family="text">
      <style:text-properties style:font-name="Liberation Serif" style:font-name-complex="Liberation Serif" fo:font-size="12pt" style:font-size-asian="12pt" style:font-size-complex="12pt" fo:language="en" fo:country="GB"/>
    </style:style>
    <style:style style:name="T57"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 style:family="paragraph">
      <style:paragraph-properties fo:text-align="justify"/>
    </style:style>
    <style:style style:name="T60" style:parent-style-name="DefaultParagraphFont" style:family="text">
      <style:text-properties style:font-name="Liberation Serif" style:font-name-complex="Liberation Serif" fo:font-size="12pt" style:font-size-asian="12pt" style:font-size-complex="12pt" fo:language="en" fo:country="GB"/>
    </style:style>
    <style:style style:name="T61"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2" style:parent-style-name="DefaultParagraphFont" style:family="text">
      <style:text-properties style:font-name="Liberation Serif" style:font-name-complex="Liberation Serif" fo:font-size="12pt" style:font-size-asian="12pt" style:font-size-complex="12pt" fo:language="en" fo:country="GB"/>
    </style:style>
    <style:style style:name="T63"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4" style:parent-style-name="DefaultParagraphFont" style:family="text">
      <style:text-properties style:font-name="Liberation Serif" style:font-name-complex="Liberation Serif" fo:font-size="12pt" style:font-size-asian="12pt" style:font-size-complex="12pt" fo:language="en" fo:country="GB"/>
    </style:style>
    <style:style style:name="T65"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6" style:parent-style-name="DefaultParagraphFont" style:family="text">
      <style:text-properties style:font-name="Liberation Serif" style:font-name-complex="Liberation Serif" fo:font-size="12pt" style:font-size-asian="12pt" style:font-size-complex="12pt" fo:language="en" fo:country="GB"/>
    </style:style>
    <style:style style:name="T67" style:parent-style-name="DefaultParagraphFont" style:family="text">
      <style:text-properties style:font-name="Liberation Serif" style:font-name-complex="Liberation Serif" fo:font-size="12pt" style:font-size-asian="12pt" style:font-size-complex="12pt" fo:language="en" fo:country="GB"/>
    </style:style>
    <style:style style:name="T68"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69" style:parent-style-name="DefaultParagraphFont" style:family="text">
      <style:text-properties style:font-name="Liberation Serif" style:font-name-complex="Liberation Serif" fo:font-size="12pt" style:font-size-asian="12pt" style:font-size-complex="12pt" fo:language="en" fo:country="GB"/>
    </style:style>
    <style:style style:name="P70" style:parent-style-name="Normal" style:family="paragraph">
      <style:paragraph-properties fo:text-align="justify"/>
    </style:style>
    <style:style style:name="T71" style:parent-style-name="DefaultParagraphFont" style:family="text">
      <style:text-properties style:font-name="Liberation Serif" style:font-name-complex="Liberation Serif" fo:font-size="12pt" style:font-size-asian="12pt" style:font-size-complex="12pt" fo:language="en" fo:country="GB"/>
    </style:style>
    <style:style style:name="T72" style:parent-style-name="DefaultParagraphFont" style:family="text">
      <style:text-properties style:font-name="Liberation Serif" style:font-name-complex="Liberation Serif" fo:font-size="12pt" style:font-size-asian="12pt" style:font-size-complex="12pt" fo:background-color="#FFFF00" fo:language="en" fo:country="GB"/>
    </style:style>
    <style:style style:name="T73" style:parent-style-name="DefaultParagraphFont" style:family="text">
      <style:text-properties style:font-name="Liberation Serif" style:font-name-complex="Liberation Serif" fo:font-size="12pt" style:font-size-asian="12pt" style:font-size-complex="12pt" fo:language="en" fo:country="GB"/>
    </style:style>
    <style:style style:name="P74" style:parent-style-name="Normal" style:family="paragraph">
      <style:paragraph-properties fo:text-align="justify"/>
      <style:text-properties style:font-name="Liberation Serif" style:font-name-complex="Liberation Serif" fo:language="en" fo:country="GB"/>
    </style:style>
    <style:style style:name="P75" style:parent-style-name="Normal" style:family="paragraph">
      <style:paragraph-properties fo:text-align="justify"/>
    </style:style>
    <style:style style:name="T7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77" style:parent-style-name="DefaultParagraphFont" style:family="text">
      <style:text-properties style:font-name="Liberation Serif" style:font-name-complex="Liberation Serif" fo:font-size="14pt" style:font-size-asian="14pt" style:font-size-complex="14pt" fo:language="en" fo:country="GB"/>
    </style:style>
    <style:style style:name="P78" style:parent-style-name="Normal" style:family="paragraph">
      <style:paragraph-properties fo:text-align="justify"/>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79" style:parent-style-name="Normal" style:family="paragraph">
      <style:text-properties style:font-name="Liberation Serif" style:font-name-complex="Liberation Serif" fo:font-size="12pt" style:font-size-asian="12pt" style:font-size-complex="12pt" fo:language="en" fo:country="GB"/>
    </style:style>
    <style:style style:name="T80" style:parent-style-name="DefaultParagraphFont" style:family="text">
      <style:text-properties style:font-name="Liberation Serif" style:font-name-complex="Liberation Serif" fo:font-size="12pt" style:font-size-asian="12pt" style:font-size-complex="12pt" fo:language="en" fo:country="GB"/>
    </style:style>
    <style:style style:name="T8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2" style:parent-style-name="Normal" style:family="paragraph">
      <style:text-properties style:font-name="Liberation Serif" style:font-name-complex="Liberation Serif" fo:font-size="12pt" style:font-size-asian="12pt" style:font-size-complex="12pt" fo:language="en" fo:country="GB"/>
    </style:style>
    <style:style style:name="T83" style:parent-style-name="DefaultParagraphFont" style:family="text">
      <style:text-properties style:font-name="Liberation Serif" style:font-name-complex="Liberation Serif" fo:font-size="12pt" style:font-size-asian="12pt" style:font-size-complex="12pt" fo:language="en" fo:country="GB"/>
    </style:style>
    <style:style style:name="T84"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85" style:parent-style-name="Normal" style:family="paragraph">
      <style:text-properties style:font-name="Liberation Serif" style:font-name-complex="Liberation Serif" fo:font-size="12pt" style:font-size-asian="12pt" style:font-size-complex="12pt" fo:language="en" fo:country="GB"/>
    </style:style>
    <style:style style:name="P86" style:parent-style-name="Normal" style:family="paragraph">
      <style:text-properties style:font-name="Liberation Serif" style:font-name-complex="Liberation Serif" fo:language="en" fo:country="GB"/>
    </style:style>
    <style:style style:name="P87"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88" style:parent-style-name="Normal" style:family="paragraph">
      <style:text-properties style:font-name="Liberation Serif" style:font-name-complex="Liberation Serif" fo:font-weight="bold" style:font-weight-asian="bold" style:font-weight-complex="bold" fo:language="en" fo:country="GB"/>
    </style:style>
    <style:style style:name="P89" style:parent-style-name="Normal1" style:family="paragraph">
      <style:paragraph-properties fo:text-align="justify"/>
    </style:style>
    <style:style style:name="T90"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9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2" style:parent-style-name="DefaultParagraphFont" style:family="text">
      <style:text-properties style:font-name="Liberation Serif" style:font-name-complex="Liberation Serif" fo:font-size="12pt" style:font-size-asian="12pt" style:font-size-complex="12pt" fo:language="en" fo:country="GB"/>
    </style:style>
    <style:style style:name="P93" style:parent-style-name="Normal1" style:family="paragraph">
      <style:paragraph-properties fo:text-align="justify" fo:margin-bottom="0.2in"/>
    </style:style>
    <style:style style:name="T9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5" style:parent-style-name="DefaultParagraphFont" style:family="text">
      <style:text-properties style:font-name="Liberation Serif" style:font-name-complex="Liberation Serif" fo:font-size="12pt" style:font-size-asian="12pt" style:font-size-complex="12pt" fo:language="en" fo:country="GB"/>
    </style:style>
    <style:style style:name="P96" style:parent-style-name="Normal1" style:family="paragraph">
      <style:paragraph-properties fo:text-align="justify" fo:margin-bottom="0.2in"/>
    </style:style>
    <style:style style:name="T9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style:font-name-complex="Liberation Serif" fo:font-size="12pt" style:font-size-asian="12pt" style:font-size-complex="12pt" fo:language="en" fo:country="GB"/>
    </style:style>
    <style:style style:name="T9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0" style:parent-style-name="DefaultParagraphFont" style:family="text">
      <style:text-properties style:font-name="Liberation Serif" style:font-name-complex="Liberation Serif" fo:font-size="12pt" style:font-size-asian="12pt" style:font-size-complex="12pt" fo:language="en" fo:country="GB"/>
    </style:style>
    <style:style style:name="T10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2" style:parent-style-name="DefaultParagraphFont" style:family="text">
      <style:text-properties style:font-name="Liberation Serif" style:font-name-complex="Liberation Serif" fo:font-size="12pt" style:font-size-asian="12pt" style:font-size-complex="12pt" fo:language="en" fo:country="GB"/>
    </style:style>
    <style:style style:name="T10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4" style:parent-style-name="DefaultParagraphFont" style:family="text">
      <style:text-properties style:font-name="Liberation Serif" style:font-name-complex="Liberation Serif" fo:font-size="12pt" style:font-size-asian="12pt" style:font-size-complex="12pt" fo:language="en" fo:country="GB"/>
    </style:style>
    <style:style style:name="T10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6" style:parent-style-name="DefaultParagraphFont" style:family="text">
      <style:text-properties style:font-name="Liberation Serif" style:font-name-complex="Liberation Serif" fo:font-size="12pt" style:font-size-asian="12pt" style:font-size-complex="12pt" fo:language="en" fo:country="GB"/>
    </style:style>
    <style:style style:name="P107" style:parent-style-name="Normal"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T10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09" style:parent-style-name="DefaultParagraphFont" style:family="text">
      <style:text-properties style:font-name="Liberation Serif" style:font-name-complex="Liberation Serif" fo:font-size="12pt" style:font-size-asian="12pt" style:font-size-complex="12pt" fo:language="en" fo:country="GB"/>
    </style:style>
    <style:style style:name="T11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11" style:parent-style-name="DefaultParagraphFont" style:family="text">
      <style:text-properties style:font-name="Liberation Serif" style:font-name-complex="Liberation Serif" fo:font-size="12pt" style:font-size-asian="12pt" style:font-size-complex="12pt" fo:language="en" fo:country="GB"/>
    </style:style>
    <style:style style:name="T112" style:parent-style-name="DefaultParagraphFont" style:family="text">
      <style:text-properties style:font-name="Liberation Serif" style:font-name-complex="Liberation Serif" fo:font-size="12pt" style:font-size-asian="12pt" style:font-size-complex="12pt" fo:language="en" fo:country="GB"/>
    </style:style>
    <style:style style:name="T113" style:parent-style-name="DefaultParagraphFont" style:family="text">
      <style:text-properties style:font-name="Liberation Serif" style:font-name-complex="Liberation Serif" fo:font-size="12pt" style:font-size-asian="12pt" style:font-size-complex="12pt" fo:language="en" fo:country="GB"/>
    </style:style>
    <style:style style:name="P114"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15" style:parent-style-name="Normal1" style:family="paragraph">
      <style:paragraph-properties fo:text-align="center"/>
    </style:style>
    <style:style style:name="T11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7" style:parent-style-name="Normal" style:family="paragraph">
      <style:text-properties style:font-name="Liberation Serif" style:font-name-complex="Liberation Serif" fo:font-size="12pt" style:font-size-asian="12pt" style:font-size-complex="12pt" fo:language="en" fo:country="GB"/>
    </style:style>
    <style:style style:name="P118" style:parent-style-name="Normal" style:family="paragraph">
      <style:text-properties style:font-name="Liberation Serif" style:font-name-complex="Liberation Serif" fo:font-size="12pt" style:font-size-asian="12pt" style:font-size-complex="12pt" fo:language="en" fo:country="GB"/>
    </style:style>
    <style:style style:name="P119" style:parent-style-name="Normal" style:family="paragraph">
      <style:text-properties style:font-name="Liberation Serif" style:font-name-complex="Liberation Serif" fo:font-size="12pt" style:font-size-asian="12pt" style:font-size-complex="12pt" fo:language="en" fo:country="GB"/>
    </style:style>
    <style:style style:name="P120" style:parent-style-name="Normal" style:family="paragraph">
      <style:text-properties style:font-name="Liberation Serif" style:font-name-complex="Liberation Serif" fo:font-size="12pt" style:font-size-asian="12pt" style:font-size-complex="12pt" fo:language="en" fo:country="GB"/>
    </style:style>
    <style:style style:name="P121" style:parent-style-name="Normal" style:family="paragraph">
      <style:text-properties style:font-name="Liberation Serif" style:font-name-complex="Liberation Serif" fo:font-size="12pt" style:font-size-asian="12pt" style:font-size-complex="12pt"/>
    </style:style>
    <style:style style:name="P122" style:parent-style-name="Normal" style:family="paragraph">
      <style:text-properties style:font-name="Liberation Serif" style:font-name-complex="Liberation Serif" fo:font-size="12pt" style:font-size-asian="12pt" style:font-size-complex="12pt"/>
    </style:style>
    <style:style style:name="P123" style:parent-style-name="Normal" style:family="paragraph">
      <style:text-properties style:font-name="Liberation Serif" style:font-name-complex="Liberation Serif" fo:font-size="12pt" style:font-size-asian="12pt" style:font-size-complex="12pt"/>
    </style:style>
    <style:style style:name="P124" style:parent-style-name="Normal" style:family="paragraph">
      <style:text-properties style:font-name="Liberation Serif" style:font-name-complex="Liberation Serif" fo:font-size="12pt" style:font-size-asian="12pt" style:font-size-complex="12pt"/>
    </style:style>
    <style:style style:name="P125" style:parent-style-name="Normal" style:family="paragraph">
      <style:text-properties style:font-name="Liberation Serif" style:font-name-complex="Liberation Serif" fo:font-size="12pt" style:font-size-asian="12pt" style:font-size-complex="12pt"/>
    </style:style>
    <style:style style:name="P126" style:parent-style-name="Normal" style:family="paragraph">
      <style:text-properties style:font-name="Liberation Serif" style:font-name-complex="Liberation Serif" fo:font-size="12pt" style:font-size-asian="12pt" style:font-size-complex="12pt"/>
    </style:style>
    <style:style style:name="P127" style:parent-style-name="Normal" style:family="paragraph">
      <style:text-properties style:font-name="Liberation Serif" style:font-name-complex="Liberation Serif" fo:font-size="12pt" style:font-size-asian="12pt" style:font-size-complex="12pt" fo:language="en" fo:country="GB"/>
    </style:style>
    <style:style style:name="P128" style:parent-style-name="Normal" style:family="paragraph">
      <style:text-properties style:font-name="Liberation Serif" style:font-name-complex="Liberation Serif" fo:font-size="12pt" style:font-size-asian="12pt" style:font-size-complex="12pt" fo:language="en" fo:country="GB"/>
    </style:style>
    <style:style style:name="P129" style:parent-style-name="Normal" style:family="paragraph">
      <style:text-properties style:font-name="Liberation Serif" style:font-name-complex="Liberation Serif" fo:font-size="12pt" style:font-size-asian="12pt" style:font-size-complex="12pt" fo:language="en" fo:country="GB"/>
    </style:style>
    <style:style style:name="P130" style:parent-style-name="Normal" style:family="paragraph">
      <style:text-properties style:font-name="Liberation Serif" style:font-name-complex="Liberation Serif" fo:font-size="12pt" style:font-size-asian="12pt" style:font-size-complex="12pt" fo:language="en" fo:country="GB"/>
    </style:style>
    <style:style style:name="P131" style:parent-style-name="Normal" style:family="paragraph">
      <style:text-properties style:font-name="Liberation Serif" style:font-name-complex="Liberation Serif" fo:font-size="12pt" style:font-size-asian="12pt" style:font-size-complex="12pt" fo:language="en" fo:country="GB"/>
    </style:style>
    <style:style style:name="P132" style:parent-style-name="Normal" style:family="paragraph">
      <style:text-properties style:font-name="Liberation Serif" style:font-name-complex="Liberation Serif" fo:font-size="12pt" style:font-size-asian="12pt" style:font-size-complex="12pt" fo:language="en" fo:country="GB"/>
    </style:style>
    <style:style style:name="P133" style:parent-style-name="Normal" style:family="paragraph">
      <style:text-properties style:font-name="Liberation Serif" style:font-name-complex="Liberation Serif" fo:font-size="12pt" style:font-size-asian="12pt" style:font-size-complex="12pt" fo:language="en" fo:country="GB"/>
    </style:style>
    <style:style style:name="P13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3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36" style:parent-style-name="Normal" style:family="paragraph">
      <style:text-properties style:font-name="Liberation Serif" style:font-name-complex="Liberation Serif" fo:font-size="12pt" style:font-size-asian="12pt" style:font-size-complex="12pt" fo:language="en" fo:country="GB"/>
    </style:style>
    <style:style style:name="T137"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38" style:parent-style-name="DefaultParagraphFont" style:family="text">
      <style:text-properties style:font-name="Liberation Serif" style:font-name-complex="Liberation Serif" fo:font-size="12pt" style:font-size-asian="12pt" style:font-size-complex="12pt"/>
    </style:style>
    <style:style style:name="P139"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40" style:parent-style-name="Normal" style:family="paragraph">
      <style:text-properties style:font-name="Liberation Serif" style:font-name-complex="Liberation Serif" fo:font-size="12pt" style:font-size-asian="12pt" style:font-size-complex="12pt" fo:language="en" fo:country="GB"/>
    </style:style>
    <style:style style:name="T141"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42"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43" style:parent-style-name="DefaultParagraphFont" style:family="text">
      <style:text-properties style:font-name="Liberation Serif" style:font-name-complex="Liberation Serif" fo:color="#0563C1" fo:font-size="12pt" style:font-size-asian="12pt" style:font-size-complex="12pt" fo:background-color="#FFFFFF" style:text-underline-type="single" style:text-underline-style="solid" style:text-underline-width="auto" style:text-underline-mode="continuous" fo:language="en" fo:country="GB"/>
    </style:style>
    <style:style style:name="T144"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45"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46"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47" style:parent-style-name="Normal" style:family="paragraph">
      <style:text-properties style:font-name="Liberation Serif" style:font-name-complex="Liberation Serif" fo:font-size="12pt" style:font-size-asian="12pt" style:font-size-complex="12pt" fo:language="en" fo:country="GB"/>
    </style:style>
    <style:style style:name="P148" style:parent-style-name="Normal1" style:family="paragraph">
      <style:paragraph-properties fo:text-align="justify"/>
    </style:style>
    <style:style style:name="T149"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50" style:parent-style-name="Normal1" style:family="paragraph">
      <style:paragraph-properties fo:text-align="justify"/>
    </style:style>
    <style:style style:name="T15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53" style:parent-style-name="Hyperlink" style:family="text">
      <style:text-properties style:font-name="Liberation Serif" style:font-name-complex="Liberation Serif" fo:font-size="10pt" style:font-size-asian="10pt" style:font-size-complex="10pt" fo:language="en" fo:country="GB"/>
    </style:style>
    <style:style style:name="T154" style:parent-style-name="DefaultParagraphFont" style:family="text">
      <style:text-properties style:font-name="Liberation Serif" style:font-name-complex="Liberation Serif" fo:font-size="10pt" style:font-size-asian="10pt" style:font-size-complex="10pt" fo:language="en" fo:country="GB"/>
    </style:style>
    <style:style style:name="P155"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56" style:parent-style-name="Normal1" style:family="paragraph">
      <style:paragraph-properties fo:text-align="justify"/>
    </style:style>
    <style:style style:name="T15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8" style:parent-style-name="DefaultParagraphFont" style:family="text">
      <style:text-properties style:font-name="Liberation Serif" style:font-name-complex="Liberation Serif" fo:font-size="12pt" style:font-size-asian="12pt" style:font-size-complex="12pt" fo:language="en" fo:country="GB"/>
    </style:style>
    <style:style style:name="P15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6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61"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62" style:parent-style-name="Normal" style:family="paragraph">
      <style:paragraph-properties fo:text-align="justify"/>
    </style:style>
    <style:style style:name="T16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64" style:parent-style-name="DefaultParagraphFont" style:family="text">
      <style:text-properties style:font-name="Liberation Serif" style:font-name-complex="Liberation Serif" fo:font-size="12pt" style:font-size-asian="12pt" style:font-size-complex="12pt" fo:language="en" fo:country="GB"/>
    </style:style>
    <style:style style:name="T16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166"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67"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68"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69" style:parent-style-name="Normal1" style:family="paragraph">
      <style:paragraph-properties fo:text-align="center"/>
    </style:style>
    <style:style style:name="T170"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71" style:parent-style-name="Normal1" style:family="paragraph">
      <style:paragraph-properties fo:text-align="justify" fo:margin-bottom="0in"/>
    </style:style>
    <style:style style:name="T172" style:parent-style-name="DefaultParagraphFont" style:family="text">
      <style:text-properties style:font-name="Liberation Serif" style:font-name-complex="Liberation Serif" fo:font-size="12pt" style:font-size-asian="12pt" style:font-size-complex="12pt" fo:language="en" fo:country="GB"/>
    </style:style>
    <style:style style:name="P173"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T17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75" style:parent-style-name="DefaultParagraphFont" style:family="text">
      <style:text-properties style:font-name="Liberation Serif" style:font-name-complex="Liberation Serif" fo:font-size="12pt" style:font-size-asian="12pt" style:font-size-complex="12pt" fo:language="en" fo:country="GB"/>
    </style:style>
    <style:style style:name="P176" style:parent-style-name="Normal"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177" style:parent-style-name="Normal" style:family="paragraph">
      <style:paragraph-properties fo:text-align="justify" fo:margin-bottom="0in"/>
    </style:style>
    <style:style style:name="T178" style:parent-style-name="DefaultParagraphFont" style:family="text">
      <style:text-properties style:font-name="Liberation Serif" style:font-name-complex="Liberation Serif" fo:font-size="10pt" style:font-size-asian="10pt" style:font-size-complex="10pt" fo:language="en" fo:country="GB"/>
    </style:style>
    <style:style style:name="T179" style:parent-style-name="DefaultParagraphFont" style:family="text">
      <style:text-properties style:font-name="Liberation Serif" style:font-name-complex="Liberation Serif" fo:font-size="12pt" style:font-size-asian="12pt" style:font-size-complex="12pt" fo:language="en" fo:country="GB"/>
    </style:style>
    <style:style style:name="P180"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81" style:parent-style-name="Normal1" style:family="paragraph">
      <style:paragraph-properties fo:text-align="justify" fo:margin-bottom="0in"/>
      <style:text-properties style:font-name="Liberation Serif" style:font-name-complex="Liberation Serif" fo:font-weight="bold" style:font-weight-asian="bold" style:font-weight-complex="bold" fo:font-size="12pt" style:font-size-asian="12pt" style:font-size-complex="12pt" fo:language="en" fo:country="GB"/>
    </style:style>
    <style:style style:name="P182"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183" style:parent-style-name="Normal1" style:family="paragraph">
      <style:paragraph-properties fo:text-align="justify" fo:margin-bottom="0in"/>
    </style:style>
    <style:style style:name="T184" style:parent-style-name="DefaultParagraphFont" style:family="text">
      <style:text-properties style:font-name="Liberation Serif" style:font-name-complex="Liberation Serif" fo:font-size="10pt" style:font-size-asian="10pt" style:font-size-complex="10pt" fo:language="en" fo:country="GB"/>
    </style:style>
    <style:style style:name="T185" style:parent-style-name="Hyperlink" style:family="text">
      <style:text-properties style:font-name="Liberation Serif" style:font-name-complex="Liberation Serif" fo:font-size="10pt" style:font-size-asian="10pt" style:font-size-complex="10pt" fo:language="en" fo:country="GB"/>
    </style:style>
    <style:style style:name="T186" style:parent-style-name="DefaultParagraphFont" style:family="text">
      <style:text-properties style:font-name="Liberation Serif" style:font-name-complex="Liberation Serif" fo:font-size="12pt" style:font-size-asian="12pt" style:font-size-complex="12pt" fo:language="en" fo:country="GB"/>
    </style:style>
    <style:style style:name="P187" style:parent-style-name="Normal1" style:family="paragraph">
      <style:paragraph-properties fo:text-align="justify" fo:margin-bottom="0in"/>
      <style:text-properties fo:language="en" fo:country="GB"/>
    </style:style>
    <style:style style:name="P188"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89"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style:style>
    <style:style style:name="P190" style:parent-style-name="Normal" style:family="paragraph">
      <style:paragraph-properties fo:text-align="justify"/>
    </style:style>
    <style:style style:name="T191" style:parent-style-name="DefaultParagraphFont" style:family="text">
      <style:text-properties style:font-name="Liberation Serif" style:font-name-complex="Liberation Serif" fo:font-variant="small-caps" fo:font-size="12pt" style:font-size-asian="12pt" style:font-size-complex="12pt"/>
    </style:style>
    <style:style style:name="T192" style:parent-style-name="DefaultParagraphFont" style:family="text">
      <style:text-properties style:font-name="Liberation Serif" style:font-name-complex="Liberation Serif" fo:font-size="12pt" style:font-size-asian="12pt" style:font-size-complex="12pt"/>
    </style:style>
    <style:style style:name="T193"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style:style>
    <style:style style:name="T194" style:parent-style-name="DefaultParagraphFont" style:family="text">
      <style:text-properties style:font-name="Liberation Serif" style:font-name-complex="Liberation Serif" fo:font-size="12pt" style:font-size-asian="12pt" style:font-size-complex="12pt"/>
    </style:style>
    <style:style style:name="T195" style:parent-style-name="Hyperlink" style:family="text">
      <style:text-properties style:font-name="Liberation Serif" style:font-name-complex="Liberation Serif" fo:font-size="12pt" style:font-size-asian="12pt" style:font-size-complex="12pt"/>
    </style:style>
    <style:style style:name="P196" style:parent-style-name="Normal" style:family="paragraph">
      <style:paragraph-properties fo:text-align="justify"/>
    </style:style>
    <style:style style:name="T197"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198" style:parent-style-name="DefaultParagraphFont" style:family="text">
      <style:text-properties style:font-name="Liberation Serif" style:font-name-complex="Liberation Serif" fo:font-size="12pt" style:font-size-asian="12pt" style:font-size-complex="12pt" fo:language="en" fo:country="GB"/>
    </style:style>
    <style:style style:name="T199"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00" style:parent-style-name="DefaultParagraphFont" style:family="text">
      <style:text-properties style:font-name="Liberation Serif" style:font-name-complex="Liberation Serif" fo:font-size="12pt" style:font-size-asian="12pt" style:font-size-complex="12pt" fo:language="en" fo:country="GB"/>
    </style:style>
    <style:style style:name="P201" style:parent-style-name="Normal" style:family="paragraph">
      <style:paragraph-properties fo:text-align="justify"/>
      <style:text-properties style:font-name="Liberation Serif" style:font-name-complex="Liberation Serif" fo:font-size="12pt" style:font-size-asian="12pt" style:font-size-complex="12pt" fo:language="en" fo:country="GB"/>
    </style:style>
  </office:automatic-styles>
  <office:body>
    <office:text text:use-soft-page-breaks="true">
      <text:p text:style-name="P1">Pareidolia Bias Ontology</text:p>
      <text:p text:style-name="P2"/>
      <text:p text:style-name="P3">Give me a definition of Pareidolia bias</text:p>
      <text:p text:style-name="P4"><text:span text:style-name="T5">Pareidolia bias is a psychological phenomenon in which<text:s/></text:span><text:span text:style-name="T6">individuals</text:span><text:span text:style-name="T7"><text:s/>perceive<text:s/></text:span><text:span text:style-name="T8">familiar patterns</text:span><text:span text:style-name="T9">, shapes, or meaningful images, such as faces or objects, where<text:s/></text:span><text:span text:style-name="T10">none actually exist</text:span><text:span text:style-name="T11">. This tendency leads people to i</text:span><text:span text:style-name="T12">nterpret</text:span><text:span text:style-name="T13"><text:s/></text:span><text:span text:style-name="T14">ambiguous stimuli</text:span><text:span text:style-name="T15"><text:s/></text:span><text:span text:style-name="T16">as something recognizable and significant,</text:span><text:span text:style-name="T17"><text:s/>even when there is<text:s/></text:span><text:span text:style-name="T18">no intentional design</text:span><text:span text:style-name="T19"><text:s/>or<text:s/></text:span><text:span text:style-name="T20">pattern present</text:span><text:span text:style-name="T21">. Pareidolia bias can occur in various<text:s/></text:span><text:span text:style-name="T22">sensory modalities</text:span><text:span text:style-name="T23">, including visual, auditory, and tactile, and it often<text:s/></text:span><text:span text:style-name="T24">influences how individuals interpret stimuli</text:span><text:span text:style-name="T25"><text:s/>in their environment, such as seeing shapes in clouds or faces in inanimate objects. This bias reflects the brain's natural inclination to organize and make sense of sensory information, sometimes<text:s/></text:span><text:span text:style-name="T26">leading to the perception of patterns or meanings that are not objectively there</text:span><text:span text:style-name="T27">.</text:span></text:p>
      <text:p text:style-name="P28"/>
      <text:p text:style-name="P29"><text:span text:style-name="T30">Ten Scenarios of Pareidolia bias</text:span></text:p>
      <text:list text:style-name="LFO1" text:continue-numbering="true">
        <text:list-item>
          <text:p text:style-name="P31">Cloud Shapes: Observing clouds and interpreting them as resembling animals, faces, or objects.</text:p>
        </text:list-item>
        <text:list-item>
          <text:p text:style-name="P32">Seeing Faces in Inanimate Objects: Perceiving faces in items like electrical sockets, rocks, or tree bark due to the arrangement of patterns or shapes.</text:p>
        </text:list-item>
        <text:list-item>
          <text:p text:style-name="P33">Religious Apparitions: Interpreting natural phenomena, such as stains on walls or marks on food, as religious symbols or figures.</text:p>
        </text:list-item>
        <text:list-item>
          <text:p text:style-name="P34">Rorschach Inkblot Test: Viewing ambiguous inkblot patterns and interpreting them as meaningful shapes or objects based on personal perceptions.</text:p>
        </text:list-item>
        <text:list-item>
          <text:p text:style-name="P35">Lunar Pareidolia: Observing features on the moon's surface and perceiving patterns that resemble human faces or figures.</text:p>
        </text:list-item>
        <text:list-item>
          <text:p text:style-name="P36">Hearing Voices in White Noise: Listening to static noise or random sounds and interpreting them as voices or messages.</text:p>
        </text:list-item>
        <text:list-item>
          <text:p text:style-name="P37">Finding Messages in Music: Listening to songs played backward and interpreting the reversed sounds as hidden messages or words.</text:p>
        </text:list-item>
        <text:list-item>
          <text:p text:style-name="P38">Perceiving Patterns in Random Data: Finding order or patterns in random sequences of numbers, letters, or symbols.</text:p>
        </text:list-item>
        <text:list-item>
          <text:p text:style-name="P39">Seeing Religious Figures in Food: Discovering images resembling religious figures or symbols in food items like toast, vegetables, or fruits.</text:p>
        </text:list-item>
        <text:list-item>
          <text:p text:style-name="P40">Shadow Pareidolia: Observing shadows cast by objects and interpreting them as resembling recognizable shapes or figures, such as animals or people.</text:p>
        </text:list-item>
      </text:list>
      <text:p text:style-name="P41"/>
      <text:p text:style-name="P42">User Story: Faces Amongst Bark: Exploring Pareidolia in Nature</text:p>
      <text:p text:style-name="P43"><text:span text:style-name="T44">As someone intrigued by the mysteries of perception and cognition, I often find myself drawn to the curious phenomenon of pareidolia bias. During one of my<text:s/></text:span><text:span text:style-name="T45">walks</text:span><text:span text:style-name="T46"><text:s/>in the local park, my<text:s/></text:span><text:span text:style-name="T47">attention i</text:span><text:span text:style-name="T48">s captured by a weather-beaten tree trunk adorned with layers of textured bark, standing proudly amidst the foliage.</text:span></text:p>
      <text:p text:style-name="P49"><text:span text:style-name="T50">Intrigued by the interplay of light and shadow, I notice a peculiar arrangement of knots and ridges that seem to form the s</text:span><text:span text:style-name="T51">emblance</text:span><text:span text:style-name="T52"><text:s/>of a face.<text:s/></text:span><text:span text:style-name="T53">The patterns</text:span><text:span text:style-name="T54"><text:s/>etched into the bark evoke a<text:s/></text:span><text:span text:style-name="T55">sense of familiarity</text:span><text:span text:style-name="T56">, as if nature itself is playing a game of hide-and-seek with my p</text:span><text:span text:style-name="T57">erception</text:span><text:span text:style-name="T58">.</text:span></text:p>
      <text:p text:style-name="P59"><text:span text:style-name="T60">Despite my rational understanding of pareidolia bias, I can't help but marvel at how effortlessly my<text:s/></text:span><text:span text:style-name="T61">mind</text:span><text:span text:style-name="T62"><text:s/></text:span><text:span text:style-name="T63">constructs meaningful shapes from random stimuli</text:span><text:span text:style-name="T64">. The<text:s/></text:span><text:span text:style-name="T65">face</text:span><text:span text:style-name="T66"><text:s/>staring back at me from the tree<text:s/></text:span><text:soft-page-break/><text:span text:style-name="T67">trunk is a testament to the<text:s/></text:span><text:span text:style-name="T68">power of human cognition</text:span><text:span text:style-name="T69"><text:s/>to find order in chaos, to see the familiar in the abstract.</text:span></text:p>
      <text:p text:style-name="P70"><text:span text:style-name="T71">Captivated by this moment of<text:s/></text:span><text:span text:style-name="T72">cognitive trickery</text:span><text:span text:style-name="T73">, I snap a photograph, eager to capture the ephemeral beauty of pareidolia in nature. As I continue my stroll through the park, I'm reminded that the world around us is filled with hidden wonders, waiting to be revealed to those who dare to see beyond the surface.</text:span></text:p>
      <text:p text:style-name="P74"/>
      <text:p text:style-name="P75"><text:span text:style-name="T76">Competency Questions</text:span><text:span text:style-name="T77">:</text:span></text:p>
      <text:p text:style-name="P78">1) In which situation the attention of the story protagonist is captured by?</text:p>
      <text:p text:style-name="P79">Durin a walk in the local park.</text:p>
      <text:p text:style-name="Normal"><text:span text:style-name="T80">2</text:span><text:span text:style-name="T81">) What induce the mind to create meaningful shapes?</text:span></text:p>
      <text:p text:style-name="P82"><text:s/>A Random Stimuli</text:p>
      <text:p text:style-name="Normal"><text:span text:style-name="T83">3)<text:s/></text:span><text:span text:style-name="T84">According to the protagonist of the story, what the shape from the random stimuli resembles?</text:span></text:p>
      <text:p text:style-name="P85">It resembles a human face.</text:p>
      <text:p text:style-name="P86"/>
      <text:p text:style-name="P87">Classes and properties</text:p>
      <text:p text:style-name="P88"/>
      <text:p text:style-name="P89"><text:span text:style-name="T90">Classes</text:span><text:span text:style-name="T91">:<text:s/></text:span><text:span text:style-name="T92">Classes for the Pareidolia Bias Ontology extracted from the user story with the help of Chat GPT.</text:span></text:p>
      <text:p text:style-name="P93"><text:span text:style-name="T94">Individual</text:span><text:span text:style-name="T95">: a class representing a person that is experiencing the Pareidolia Bias.</text:span></text:p>
      <text:p text:style-name="P96"><text:span text:style-name="T97">Perception</text:span><text:span text:style-name="T98">: Represents the cognitive process by which an individuals perceive something that capture his/her attention.</text:span></text:p>
      <text:p text:style-name="Normal"><text:span text:style-name="T99">PerceptionCondition</text:span><text:span text:style-name="T100">(Walk): Represents instances of classes such as events, activities or situations where perception occurs.</text:span></text:p>
      <text:p text:style-name="Normal"><text:span text:style-name="T101">AmbiguousStimulus</text:span><text:span text:style-name="T102">:Any kind of Stimuli that lack clear or distinct features, leading to potential misinterpretation. Subclass: VisualStimulus</text:span></text:p>
      <text:p text:style-name="Normal"><text:span text:style-name="T103">RecognizablePattern</text:span><text:span text:style-name="T104">(FaceShape): Represents patterns or shapes that are identifiable or interpretable by individuals.</text:span></text:p>
      <text:p text:style-name="Normal"><text:span text:style-name="T105">IllusoryEffect</text:span><text:span text:style-name="T106">: represents the misinterpretation during the cognitive process caused by the recognized pattern.</text:span></text:p>
      <text:p text:style-name="P107">Properties</text:p>
      <text:p text:style-name="Normal"><text:span text:style-name="T108">creates:<text:s/></text:span><text:span text:style-name="T109">a property connecting the illusory effect created by the Perception of Pattern.</text:span></text:p>
      <text:p text:style-name="Normal"><text:span text:style-name="T110">isBiasedBy</text:span><text:span text:style-name="T111">: a property that connect a Person that is biased by the idea of seeing meaningful shapes made by<text:s/></text:span><text:span text:style-name="T112">a visual stimulus</text:span><text:span text:style-name="T113">.</text:span></text:p>
      <text:p text:style-name="P114">Other properties of the Pareidolia bias have been extracted using chat GTP and then readapted considering the content ODPs in the “Used content ODP section”.</text:p>
      <text:soft-page-break/>
      <text:p text:style-name="P115"><text:span text:style-name="T116">Key Concepts</text:span></text:p>
      <text:p text:style-name="P117">Pattern<text:s/></text:p>
      <text:p text:style-name="P118">Individual</text:p>
      <text:p text:style-name="P119">Stimuli</text:p>
      <text:p text:style-name="P120">Perception</text:p>
      <text:p text:style-name="P121">Attention</text:p>
      <text:p text:style-name="P122">Pareidolia</text:p>
      <text:p text:style-name="P123">Bias</text:p>
      <text:p text:style-name="P124">Resemblance</text:p>
      <text:p text:style-name="P125">Semblance</text:p>
      <text:p text:style-name="P126">Misinterpretation</text:p>
      <text:p text:style-name="P127">Illusion</text:p>
      <text:p text:style-name="P128">Misconception</text:p>
      <text:p text:style-name="P129">Condition</text:p>
      <text:p text:style-name="P130">Event</text:p>
      <text:p text:style-name="P131">Situation</text:p>
      <text:p text:style-name="P132">Activity</text:p>
      <text:p text:style-name="P133"/>
      <text:p text:style-name="P134"/>
      <text:p text:style-name="P135">Chosen Framster Frames</text:p>
      <text:p text:style-name="P136">These are the framster frames used for the alignment of the ontology ‘s classes:</text:p>
      <text:p text:style-name="Normal"><text:span text:style-name="T137">Pattern<text:s/></text:span><text:span text:style-name="T138">(https://w3id.org/framester/data/framestercore/Pattern)</text:span></text:p>
      <text:p text:style-name="P139">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140">RecognizablePattern(Face)=&gt;fs:Pattern</text:p>
      <text:p text:style-name="Normal"><text:span text:style-name="T141">PerceptionExperience</text:span><text:span text:style-name="T142"><text:s/>(</text:span><text:a xlink:href="https://w3id.org/framester/data/framestercore/PerceptionExperience" office:target-frame-name="_top" xlink:show="replace"><text:span text:style-name="T143">https://w3id.org/framester/data/framestercore/PerceptionExperience</text:span></text:a><text:span text:style-name="T144">)</text:span></text:p>
      <text:p text:style-name="P145">This frame contains perception words whose Perceivers have perceptual experiences that they do not necessarily intend to. For this reason we call the Perceiver role Perceiver_passive. Comparing the Perception_experience frame to the Perception_active frame, we note that for some modalities there are different lexical items in each frame. For instance, whereas Perception_experience has see, Perception_active has look at. For other sense modalities, we find the same lexical items in both frames. To illustrate, consider the verb smell where I smell something rotten exemplifies its<text:s/><text:soft-page-break/>Perception_experience use and Smell this to see if it's fresh exemplifies its Perception_active sense. This frame also includes words which are not specific to any sense modality, including detect, perceive, perception, sense.<text:s/></text:p>
      <text:p text:style-name="P146">Perception=&gt;fs:PerceptionExperience</text:p>
      <text:p text:style-name="P147"/>
      <text:p text:style-name="P148"><text:span text:style-name="T149">Entities used from other resources:</text:span></text:p>
      <text:p text:style-name="P150"><text:span text:style-name="T151">FOAF<text:s/></text:span><text:span text:style-name="T152">(</text:span><text:a xlink:href="http://xmlns.com/foaf/spec/20140114.html" office:target-frame-name="_top" xlink:show="replace"><text:span text:style-name="T153">http://xmlns.com/foaf/spec/20140114.html</text:span></text:a><text:span text:style-name="T154">)</text:span></text:p>
      <text:p text:style-name="P155"/>
      <text:p text:style-name="P156"><text:span text:style-name="T157">Person</text:span><text:span text:style-name="T158">: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159">Participant=&gt;foaf:Person</text:p>
      <text:p text:style-name="P160"/>
      <text:p text:style-name="P161">Dbpedia<text:s/></text:p>
      <text:p text:style-name="P162"><text:span text:style-name="T163">Illusion (</text:span><text:span text:style-name="T164">https://dbpedia.org/page/Illusion</text:span><text:span text:style-name="T165">)</text:span></text:p>
      <text:p text:style-name="P166">An illusion is a distortion of the senses, which can reveal how the mind normally organizes and interprets sensory stimulation. Although illusions distort the human perception of reality, they are generally shared by most people. Illusions may occur with any of the human senses, but visual illusions (optical illusions) are the best-known and understood. The emphasis on visual illusions occurs because vision often dominates the other senses. For example, individuals watching a ventriloquist will perceive the voice is coming from the dummy since they are able to see the dummy mouth the words.</text:p>
      <text:p text:style-name="P167">IllusoryEffect=&gt;dbo:Illusion</text:p>
      <text:p text:style-name="P168"/>
      <text:p text:style-name="P169"><text:span text:style-name="T170">Used Content ODPs<text:s/></text:span></text:p>
      <text:p text:style-name="P171"><text:span text:style-name="T172">The following represent the Content Ontology Design Patterns adopted to model the Pareidolia Ontology. Most of these ODP’s classes and properties have been used and combined together during the modeling process.</text:span></text:p>
      <text:p text:style-name="P173"/>
      <text:p text:style-name="Normal"><text:span text:style-name="T174">ActivitySpecification<text:s/></text:span><text:span text:style-name="T175">(http://ontologydesignpatterns.org/wiki/Submissions:ActivitySpecification)</text:span></text:p>
      <text:p text:style-name="P176">This work is concerned with supporting a correct and meaningful representation of activities on the Semantic Web, with the potential to support tasks such as activity recognition and reasoning about causation. This requires an ontology capable of more than simply documenting and annotating individual activity occurrences; definitions of activity specifications are required. Current representations of activities in OWL do not meet the basic requirements for activity specifications. Detailed definitions of an activity's preconditions and effects are lacking, in particular with respect to a consideration of change over time. This pattern leverages existing work to fill this void with an ontology design pattern for activity specifications in OWL.</text:p>
      <text:p text:style-name="P177"><text:span text:style-name="T178">(http://ontologydesignpatterns.org/wiki/Submissions:ActivitySpecification</text:span><text:span text:style-name="T179">)</text:span></text:p>
      <text:p text:style-name="P180"/>
      <text:soft-page-break/>
      <text:p text:style-name="P181">Experience and Observation</text:p>
      <text:p text:style-name="P182">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183"><text:span text:style-name="T184">(</text:span><text:a xlink:href="http://ontologydesignpatterns.org/wiki/Submissions:Experience_%26_Observation" office:target-frame-name="_top" xlink:show="replace"><text:span text:style-name="T185">http://ontologydesignpatterns.org/wiki/Submissions:Experience_%26_Observation</text:span></text:a><text:span text:style-name="T186">)</text:span></text:p>
      <text:p text:style-name="P187"/>
      <text:p text:style-name="P188"/>
      <text:p text:style-name="P189">Bibliography</text:p>
      <text:p text:style-name="P190"><text:span text:style-name="T191">Wikipedia</text:span><text:span text:style-name="T192">,<text:s/></text:span><text:span text:style-name="T193">Pareidolia</text:span><text:span text:style-name="T194">,<text:s/></text:span><text:a xlink:href="https://en.wikipedia.org/wiki/Pareidolia" office:target-frame-name="_top" xlink:show="replace"><text:span text:style-name="T195">https://en.wikipedia.org/wiki/Pareidolia</text:span></text:a></text:p>
      <text:p text:style-name="P196"><text:span text:style-name="T197">Muhammad Rahman, Jeroen J.A. van Boxtel</text:span><text:span text:style-name="T198">,<text:s/></text:span><text:span text:style-name="T199">Seeing faces where there are none: Pareidolia correlates with age but not autism traits</text:span><text:span text:style-name="T200">, Vision Research,Vol. 199,2022,</text:span></text:p>
      <text:p text:style-name="P2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text-properties fo:color="#000000" style:letter-kerning="false"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7:11:00Z</meta:creation-date>
    <dc:date>2024-02-29T12:07:00Z</dc:date>
    <meta:template xlink:href="Normal.dotm" xlink:type="simple"/>
    <meta:editing-cycles>24</meta:editing-cycles>
    <meta:editing-duration>PT21120S</meta:editing-duration>
    <meta:document-statistic meta:page-count="5" meta:paragraph-count="19" meta:word-count="1493" meta:character-count="9987" meta:row-count="70" meta:non-whitespace-character-count="8513"/>
  </office:meta>
</office:document-meta>
</file>